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49cm" fo:min-width="1.979cm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 fo:min-height="2.45cm" fo:min-width="0cm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11.811cm"/>
    </style:style>
    <style:style style:name="gr4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3.565cm"/>
    </style:style>
    <style:style style:name="gr5" style:family="graphic" style:parent-style-name="standard">
      <style:graphic-properties draw:fill="solid" draw:fill-color="#ccffff" draw:textarea-horizontal-align="justify" draw:textarea-vertical-align="middle" draw:auto-grow-height="false" fo:min-height="0.005cm" fo:min-width="3.565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min-height="0.439cm" fo:min-width="0cm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 fo:min-height="0.385cm" fo:min-width="0cm"/>
    </style:style>
    <style:style style:name="gr8" style:family="graphic" style:parent-style-name="standard">
      <style:graphic-properties draw:fill="solid" draw:fill-color="#ffff99" draw:textarea-horizontal-align="justify" draw:textarea-vertical-align="middle" draw:auto-grow-height="false" fo:min-height="0.494cm" fo:min-width="0cm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 fo:min-height="0.46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529cm" fo:min-width="0.288cm"/>
    </style:style>
    <style:style style:name="gr11" style:family="graphic" style:parent-style-name="standard">
      <style:graphic-properties draw:fill-color="#ff9999" draw:textarea-horizontal-align="justify" draw:textarea-vertical-align="middle" draw:auto-grow-height="false" fo:min-height="0.501cm" fo:min-width="0cm"/>
    </style:style>
    <style:style style:name="gr12" style:family="graphic" style:parent-style-name="standard">
      <style:graphic-properties draw:stroke="none" svg:stroke-color="#000000" draw:fill="none" draw:fill-color="#ffffff" fo:min-height="0.475cm"/>
    </style:style>
    <style:style style:name="gr13" style:family="graphic" style:parent-style-name="standard">
      <style:graphic-properties draw:stroke="none" svg:stroke-color="#000000" draw:fill="none" draw:fill-color="#ffffff" fo:min-height="0.395cm"/>
    </style:style>
    <style:style style:name="gr14" style:family="graphic" style:parent-style-name="standard">
      <style:graphic-properties draw:fill="solid" draw:fill-color="#ccffff" draw:textarea-horizontal-align="justify" draw:textarea-vertical-align="middle" draw:auto-grow-height="false" fo:min-height="2.699cm" fo:min-width="0cm"/>
    </style:style>
    <style:style style:name="gr15" style:family="graphic" style:parent-style-name="standard">
      <style:graphic-properties draw:stroke="none" svg:stroke-color="#000000" draw:fill="none" draw:fill-color="#ffffff" fo:min-height="0.789cm"/>
    </style:style>
    <style:style style:name="gr16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7" style:family="graphic" style:parent-style-name="standard">
      <style:graphic-properties draw:stroke="none" dr3d:vertical-segments="16" dr3d:close-front="true" dr3d:close-back="true"/>
    </style:style>
    <style:style style:name="gr18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2.318cm"/>
    </style:style>
    <style:style style:name="gr19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="solid" draw:fill-color="#00cc00" draw:textarea-horizontal-align="justify" draw:textarea-vertical-align="middle" draw:auto-grow-height="false" fo:min-height="0.659cm" fo:min-width="1.645cm"/>
    </style:style>
    <style:style style:name="gr21" style:family="graphic" style:parent-style-name="objectwithoutfill">
      <style:graphic-properties svg:stroke-color="#00cc00" draw:marker-end="Arrow" draw:fill="none" draw:textarea-vertical-align="middle"/>
    </style:style>
    <style:style style:name="gr22" style:family="graphic" style:parent-style-name="objectwithoutfill">
      <style:graphic-properties svg:stroke-color="#ff33ff" draw:marker-start="Arrow" draw:marker-end="Arrow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svg:stroke-width="0.1cm" svg:stroke-color="#0000ff" draw:marker-start="Arrow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fill="solid" draw:fill-color="#ffcc00" draw:textarea-horizontal-align="justify" draw:textarea-vertical-align="middle" draw:auto-grow-height="false" fo:min-height="0.547cm" fo:min-width="3.96cm"/>
    </style:style>
    <style:style style:name="gr26" style:family="graphic" style:parent-style-name="objectwithoutfill">
      <style:graphic-properties svg:stroke-color="#000000" draw:marker-end="Arrow" draw:fill="none" draw:textarea-vertical-align="middle"/>
    </style:style>
    <style:style style:name="gr27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fill-color="#000000" draw:textarea-horizontal-align="justify" draw:textarea-vertical-align="middle" draw:auto-grow-height="false" fo:min-height="2.661cm" fo:min-width="2.306cm" fo:padding-top="0.15cm" fo:padding-bottom="0.15cm" fo:padding-left="0.275cm" fo:padding-right="0.275cm"/>
    </style:style>
    <style:style style:name="gr28" style:family="graphic" style:parent-style-name="standard">
      <style:graphic-properties draw:textarea-horizontal-align="justify" draw:textarea-vertical-align="middle" draw:auto-grow-height="false" fo:min-height="1.364cm" fo:min-width="2.443cm"/>
    </style:style>
    <style:style style:name="gr29" style:family="graphic" style:parent-style-name="standard">
      <style:graphic-properties draw:fill="solid" draw:fill-color="#00cc00" draw:textarea-horizontal-align="justify" draw:textarea-vertical-align="middle" draw:auto-grow-height="false" fo:min-height="0.659cm" fo:min-width="0.085cm"/>
    </style:style>
    <style:style style:name="gr30" style:family="graphic" style:parent-style-name="standard">
      <style:graphic-properties draw:fill="solid" draw:fill-color="#ffff99" draw:textarea-horizontal-align="justify" draw:textarea-vertical-align="middle" draw:auto-grow-height="false" fo:min-height="6.592cm" fo:min-width="2.289cm"/>
    </style:style>
    <style:style style:name="gr31" style:family="graphic" style:parent-style-name="standard">
      <style:graphic-properties draw:fill="solid" draw:fill-color="#ccff99" draw:textarea-horizontal-align="justify" draw:textarea-vertical-align="middle" draw:auto-grow-height="false" fo:min-height="1.045cm" fo:min-width="1.467cm"/>
    </style:style>
    <style:style style:name="gr32" style:family="graphic" style:parent-style-name="standard">
      <style:graphic-properties draw:fill="solid" draw:fill-color="#ffccff" draw:textarea-horizontal-align="justify" draw:textarea-vertical-align="middle" draw:auto-grow-height="false" fo:min-height="0.661cm" fo:min-width="1.162cm"/>
    </style:style>
    <style:style style:name="gr33" style:family="graphic" style:parent-style-name="objectwithoutfill">
      <style:graphic-properties svg:stroke-color="#ff6600" draw:marker-end="Arrow" draw:fill="none" draw:textarea-vertical-align="middle"/>
    </style:style>
    <style:style style:name="gr34" style:family="graphic" style:parent-style-name="objectwithoutfill">
      <style:graphic-properties draw:stroke="dash" draw:stroke-dash="Ultrafine_20_Dashed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fill="solid" draw:fill-color="#cccc99" draw:textarea-horizontal-align="justify" draw:textarea-vertical-align="middle" draw:auto-grow-height="false" fo:min-height="0.796cm" fo:min-width="1.883cm"/>
    </style:style>
    <style:style style:name="gr36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fill-color="#729fcf" draw:textarea-horizontal-align="justify" draw:textarea-vertical-align="middle" draw:auto-grow-height="false" fo:min-height="5.178cm" fo:min-width="6.648cm" fo:padding-top="0.15cm" fo:padding-bottom="0.15cm" fo:padding-left="0.275cm" fo:padding-right="0.275cm"/>
    </style:style>
    <style:style style:name="gr37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fill-color="#000000" draw:textarea-horizontal-align="justify" draw:textarea-vertical-align="middle" draw:auto-grow-height="false" fo:min-height="0.567cm" fo:min-width="0cm" fo:padding-top="0.15cm" fo:padding-bottom="0.15cm" fo:padding-left="0.275cm" fo:padding-right="0.275cm"/>
    </style:style>
    <style:style style:name="gr38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fill-color="#729fcf" draw:textarea-horizontal-align="justify" draw:textarea-vertical-align="middle" draw:auto-grow-height="false" fo:min-height="4.699cm" fo:min-width="6.335cm" fo:padding-top="0.15cm" fo:padding-bottom="0.15cm" fo:padding-left="0.275cm" fo:padding-right="0.275cm"/>
    </style:style>
    <style:style style:name="gr39" style:family="graphic" style:parent-style-name="standard">
      <style:graphic-properties draw:fill="solid" draw:fill-color="#cc9966" draw:textarea-horizontal-align="justify" draw:textarea-vertical-align="middle" draw:auto-grow-height="false" fo:min-height="2.633cm" fo:min-width="1.091cm"/>
    </style:style>
    <style:style style:name="gr40" style:family="graphic" style:parent-style-name="standard">
      <style:graphic-properties draw:textarea-horizontal-align="justify" draw:textarea-vertical-align="middle" draw:auto-grow-height="false" fo:min-height="1.191cm" fo:min-width="2.652cm"/>
    </style:style>
    <style:style style:name="gr41" style:family="graphic" style:parent-style-name="standard">
      <style:graphic-properties svg:stroke-width="0.05cm" svg:stroke-color="#000000" draw:marker-start-width="0.355cm" draw:marker-end="Arrow" draw:marker-end-width="0.355cm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fill-color="#000000" draw:textarea-horizontal-align="justify" draw:textarea-vertical-align="middle" draw:auto-grow-height="false" fo:min-height="0.567cm" fo:min-width="0.009cm" fo:padding-top="0.15cm" fo:padding-bottom="0.15cm" fo:padding-left="0.275cm" fo:padding-right="0.275cm"/>
    </style:style>
    <style:style style:name="gr43" style:family="graphic" style:parent-style-name="standard">
      <style:graphic-properties draw:textarea-horizontal-align="justify" draw:textarea-vertical-align="middle" draw:auto-grow-height="false" fo:min-height="0.563cm" fo:min-width="0.354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loext:graphic-properties draw:fill="solid" draw:fill-color="#ccffff"/>
      <style:paragraph-properties fo:text-align="center"/>
    </style:style>
    <style:style style:name="P3" style:family="paragraph">
      <loext:graphic-properties draw:fill="solid" draw:fill-color="#ffff99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9999"/>
      <style:paragraph-properties fo:text-align="center"/>
    </style:style>
    <style:style style:name="P6" style:family="paragraph">
      <style:paragraph-properties fo:text-align="center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0pt" style:font-size-asian="18pt" style:font-size-complex="18pt"/>
    </style:style>
    <style:style style:name="P8" style:family="paragraph">
      <loext:graphic-properties draw:fill="solid" draw:fill-color="#00cc00"/>
      <style:paragraph-properties fo:text-align="center"/>
      <style:text-properties fo:font-size="10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0pt" style:font-size-asian="18pt" style:font-size-complex="18pt"/>
    </style:style>
    <style:style style:name="P11" style:family="paragraph">
      <loext:graphic-properties draw:fill="none" draw:fill-color="#ffffff"/>
      <style:text-properties fo:font-size="10pt" style:font-size-asian="18pt" style:font-size-complex="18pt"/>
    </style:style>
    <style:style style:name="P12" style:family="paragraph">
      <loext:graphic-properties draw:fill="none"/>
      <style:paragraph-properties fo:text-align="center"/>
      <style:text-properties fo:font-size="10pt"/>
    </style:style>
    <style:style style:name="P13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14" style:family="paragraph">
      <loext:graphic-properties draw:fill="solid" draw:fill-color="#ffcc00"/>
      <style:paragraph-properties fo:text-align="center"/>
      <style:text-properties fo:font-size="10pt" style:font-size-asian="18pt" style:font-size-complex="18pt"/>
    </style:style>
    <style:style style:name="P15" style:family="paragraph">
      <style:paragraph-properties fo:text-align="center"/>
      <style:text-properties fo:font-size="10pt"/>
    </style:style>
    <style:style style:name="P16" style:family="paragraph">
      <loext:graphic-properties draw:fill="none" draw:fill-color="#000000"/>
      <style:paragraph-properties fo:text-align="center"/>
      <style:text-properties fo:font-size="10pt" style:font-size-asian="18pt" style:font-size-complex="18pt"/>
    </style:style>
    <style:style style:name="P17" style:family="paragraph">
      <loext:graphic-properties draw:fill="solid" draw:fill-color="#00cc00"/>
      <style:paragraph-properties fo:text-align="center"/>
      <style:text-properties fo:font-size="10pt"/>
    </style:style>
    <style:style style:name="P18" style:family="paragraph">
      <style:paragraph-properties fo:text-align="end"/>
      <style:text-properties fo:font-size="10pt"/>
    </style:style>
    <style:style style:name="P19" style:family="paragraph">
      <loext:graphic-properties draw:fill="solid" draw:fill-color="#ffff99"/>
      <style:paragraph-properties fo:text-align="end"/>
      <style:text-properties fo:font-size="10pt" style:font-size-asian="18pt" style:font-size-complex="18pt"/>
    </style:style>
    <style:style style:name="P20" style:family="paragraph">
      <loext:graphic-properties draw:fill="solid" draw:fill-color="#ccff99"/>
      <style:paragraph-properties fo:text-align="center"/>
      <style:text-properties fo:font-size="10pt" style:font-size-asian="18pt" style:font-size-complex="18pt"/>
    </style:style>
    <style:style style:name="P21" style:family="paragraph">
      <loext:graphic-properties draw:fill="solid" draw:fill-color="#ffccff"/>
      <style:paragraph-properties fo:text-align="center"/>
      <style:text-properties fo:font-size="10pt" style:font-size-asian="18pt" style:font-size-complex="18pt"/>
    </style:style>
    <style:style style:name="P22" style:family="paragraph">
      <loext:graphic-properties draw:fill="solid" draw:fill-color="#cccc99"/>
      <style:paragraph-properties fo:text-align="center"/>
      <style:text-properties fo:font-size="10pt" style:font-size-asian="18pt" style:font-size-complex="18pt"/>
    </style:style>
    <style:style style:name="P23" style:family="paragraph">
      <style:paragraph-properties fo:text-align="end">
        <style:tab-stops/>
      </style:paragraph-properties>
    </style:style>
    <style:style style:name="P24" style:family="paragraph">
      <loext:graphic-properties draw:fill="none" draw:fill-color="#729fcf"/>
      <style:paragraph-properties fo:text-align="end">
        <style:tab-stops/>
      </style:paragraph-properties>
      <style:text-properties fo:font-size="10pt" style:font-size-asian="18pt" style:font-size-complex="18pt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solid" draw:fill-color="#cc9966"/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479cm" svg:height="1.099cm" svg:x="6.495cm" svg:y="4.72cm">
          <text:p text:style-name="P1"><text:span text:style-name="T1">Pi Zer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2cm" svg:height="2.7cm" svg:x="16.375cm" svg:y="9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2.311cm" svg:height="0.196cm" draw:transform="skewX (-0.111701072127637) rotate (3.13496040243221) translate (14.375cm 11.974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" draw:text-style-name="P2" draw:layer="layout" svg:width="0.186cm" svg:height="2.7cm" svg:x="18.267cm" svg:y="9.4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065cm" svg:height="0.245cm" draw:transform="skewX (-0.117809724509617) rotate (3.13496040243221) translate (18.421cm 9.635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" draw:text-style-name="P2" draw:layer="layout" svg:width="4.065cm" svg:height="0.255cm" draw:transform="skewX (-0.11711159280882) rotate (3.13496040243221) translate (18.428cm 12.37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" draw:text-style-name="P3" draw:layer="layout" svg:width="0.23cm" svg:height="0.689cm" svg:x="15.105cm" svg:y="9.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1cm" svg:height="0.635cm" svg:x="17.672cm" svg:y="9.1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22cm" svg:height="0.744cm" svg:x="15.122cm" svg:y="11.7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217cm" svg:height="0.71cm" svg:x="17.699cm" svg:y="11.8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114cm" svg:height="1.101cm" svg:x="15.889cm" svg:y="10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85cm" svg:height="0.858cm" svg:x="16.299cm" svg:y="10.23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7" draw:layer="layout" svg:width="1.121cm" svg:height="0.725cm" svg:x="15.023cm" svg:y="9.509cm">
          <draw:text-box>
            <text:p text:style-name="P6"><text:span text:style-name="T1">V6</text:span></text:p>
          </draw:text-box>
        </draw:frame>
        <draw:frame draw:style-name="gr12" draw:text-style-name="P7" draw:layer="layout" svg:width="1.121cm" svg:height="0.725cm" svg:x="16.833cm" svg:y="9.476cm">
          <draw:text-box>
            <text:p text:style-name="P6"><text:span text:style-name="T1">V7</text:span></text:p>
          </draw:text-box>
        </draw:frame>
        <draw:frame draw:style-name="gr13" draw:text-style-name="P7" draw:layer="layout" svg:width="0.933cm" svg:height="0.645cm" svg:x="15.151cm" svg:y="11.6cm">
          <draw:text-box>
            <text:p text:style-name="P6"><text:span text:style-name="T1">V8</text:span></text:p>
          </draw:text-box>
        </draw:frame>
        <draw:frame draw:style-name="gr13" draw:text-style-name="P7" draw:layer="layout" svg:width="0.938cm" svg:height="0.645cm" svg:x="16.949cm" svg:y="11.597cm">
          <draw:text-box>
            <text:p text:style-name="P6"><text:span text:style-name="T1">V9</text:span></text:p>
          </draw:text-box>
        </draw:frame>
        <draw:custom-shape draw:style-name="gr14" draw:text-style-name="P2" draw:layer="layout" svg:width="0.187cm" svg:height="2.949cm" svg:x="14.364cm" svg:y="9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7" draw:layer="layout" svg:width="2.491cm" svg:height="1.039cm" svg:x="16.389cm" svg:y="10.199cm">
          <draw:text-box>
            <text:p text:style-name="P6"><text:span text:style-name="T1">Butts</text:span></text:p>
            <text:p text:style-name="P6"><text:span text:style-name="T1">Farm Pump</text:span></text:p>
          </draw:text-box>
        </draw:frame>
        <draw:g>
          <dr3d:scene draw:style-name="gr16" svg:width="1.172cm" svg:height="2.365cm" svg:x="10.818cm" svg:y="9.15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17" draw:layer="layout" svg:viewBox="0 -5000 2500 10000" svg:d="M0-5000h250 250 500 500 500 250 250v10000h-250-250-500-500-500-250-250z"/>
          </dr3d:scene>
          <dr3d:scene draw:style-name="gr16" svg:width="1.171cm" svg:height="2.364cm" svg:x="9.183cm" svg:y="9.13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17" draw:layer="layout" svg:viewBox="0 -5000 2500 10000" svg:d="M0-5000h250 250 500 500 500 250 250v10000h-250-250-500-500-500-250-250z"/>
          </dr3d:scene>
          <dr3d:scene draw:style-name="gr16" svg:width="1.172cm" svg:height="2.364cm" svg:x="5.287cm" svg:y="9.18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17" draw:layer="layout" svg:viewBox="0 -5000 2500 10000" svg:d="M0-5000h250 250 500 500 500 250 250v10000h-250-250-500-500-500-250-250z"/>
          </dr3d:scene>
          <dr3d:scene draw:style-name="gr16" svg:width="1.171cm" svg:height="2.364cm" svg:x="3.651cm" svg:y="9.09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17" draw:layer="layout" svg:viewBox="0 -5000 2500 10000" svg:d="M0-5000h250 250 500 500 500 250 250v10000h-250-250-500-500-500-250-250z"/>
          </dr3d:scene>
          <dr3d:scene draw:style-name="gr16" svg:width="1.172cm" svg:height="2.365cm" svg:x="2.015cm" svg:y="9.044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17" draw:layer="layout" svg:viewBox="0 -5000 2500 10000" svg:d="M0-5000h250 250 500 500 500 250 250v10000h-250-250-500-500-500-250-250z"/>
          </dr3d:scene>
          <draw:custom-shape draw:style-name="gr18" draw:text-style-name="P2" draw:layer="layout" svg:width="2.818cm" svg:height="0.211cm" draw:transform="skewX (-0.00471238898038469) rotate (1.57254165604689) translate (6.843cm 11.786cm)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2.818cm" svg:height="0.211cm" draw:transform="skewX (-0.00471238898038469) rotate (1.57254165604689) translate (7.581cm 11.801cm)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2.818cm" svg:height="0.21cm" draw:transform="skewX (-0.00471238898038469) rotate (1.57254165604689) translate (8.426cm 11.786cm)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0.392cm" svg:height="0.211cm" draw:transform="rotate (1.57254165604689) translate (2.454cm 11.786cm)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0.348cm" svg:height="0.212cm" draw:transform="skewX (0.00471238898038469) rotate (1.57254165604689) translate (4.138cm 11.778cm)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9" draw:text-style-name="P2" draw:layer="layout" svg:width="0.255cm" svg:height="0.211cm" draw:transform="rotate (1.57254165604689) translate (5.791cm 11.786cm)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0.31cm" svg:height="0.211cm" draw:transform="rotate (1.57254165604689) translate (9.67cm 11.794cm)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0.279cm" svg:height="0.211cm" draw:transform="skewX (0.00471238898038469) rotate (1.57254165604689) translate (11.331cm 11.786cm)">
            <text:p/>
            <draw:enhanced-geometry svg:viewBox="0 0 21600 21600" draw:type="rectangle" draw:enhanced-path="M 0 0 L 21600 0 21600 21600 0 21600 0 0 Z N"/>
          </draw:custom-shape>
        </draw:g>
        <draw:custom-shape draw:style-name="gr20" draw:text-style-name="P8" draw:layer="layout" svg:width="2.145cm" svg:height="0.909cm" svg:x="6.664cm" svg:y="6.536cm">
          <text:p text:style-name="P1">A/D</text:p>
          <text:p text:style-name="P1">Module</text:p>
          <draw:enhanced-geometry svg:viewBox="0 0 21600 21600" draw:type="rectangle" draw:enhanced-path="M 0 0 L 21600 0 21600 21600 0 21600 0 0 Z N"/>
        </draw:custom-shape>
        <draw:line draw:style-name="gr21" draw:text-style-name="P9" draw:layer="layout" svg:x1="6.939cm" svg:y1="8.049cm" svg:x2="6.934cm" svg:y2="7.404cm">
          <text:p/>
        </draw:line>
        <draw:line draw:style-name="gr21" draw:text-style-name="P9" draw:layer="layout" svg:x1="7.682cm" svg:y1="8.078cm" svg:x2="7.676cm" svg:y2="7.436cm">
          <text:p/>
        </draw:line>
        <draw:line draw:style-name="gr21" draw:text-style-name="P9" draw:layer="layout" svg:x1="8.521cm" svg:y1="8.039cm" svg:x2="8.529cm" svg:y2="7.427cm">
          <text:p/>
        </draw:line>
        <draw:line draw:style-name="gr22" draw:text-style-name="P9" draw:layer="layout" svg:x1="7.687cm" svg:y1="6.557cm" svg:x2="7.692cm" svg:y2="5.804cm">
          <text:p/>
        </draw:line>
        <draw:frame draw:style-name="gr23" draw:text-style-name="P11" draw:layer="layout" svg:width="1.205cm" svg:height="0.645cm" svg:x="1.32cm" svg:y="23.39cm">
          <draw:text-box>
            <text:p text:style-name="P10"><text:span text:style-name="T1">Key:</text:span></text:p>
          </draw:text-box>
        </draw:frame>
        <draw:line draw:style-name="gr21" draw:text-style-name="P12" draw:layer="layout" svg:x1="6.048cm" svg:y1="24.896cm" svg:x2="6.045cm" svg:y2="24.147cm">
          <text:p/>
        </draw:line>
        <draw:line draw:style-name="gr21" draw:text-style-name="P12" draw:layer="layout" svg:x1="6.79cm" svg:y1="24.912cm" svg:x2="6.787cm" svg:y2="24.179cm">
          <text:p/>
        </draw:line>
        <draw:line draw:style-name="gr21" draw:text-style-name="P12" draw:layer="layout" svg:x1="7.642cm" svg:y1="24.904cm" svg:x2="7.64cm" svg:y2="24.17cm">
          <text:p/>
        </draw:line>
        <draw:frame draw:style-name="gr23" draw:text-style-name="P13" draw:layer="layout" svg:width="1.827cm" svg:height="1.039cm" svg:x="0.832cm" svg:y="26.295cm">
          <draw:text-box>
            <text:p text:style-name="P1">Ethernet</text:p>
            <text:p text:style-name="P1">Bus</text:p>
          </draw:text-box>
        </draw:frame>
        <draw:frame draw:style-name="gr23" draw:text-style-name="P13" draw:layer="layout" svg:width="1.048cm" svg:height="0.645cm" svg:x="10.594cm" svg:y="25.226cm">
          <draw:text-box>
            <text:p text:style-name="P1">I2C</text:p>
          </draw:text-box>
        </draw:frame>
        <draw:line draw:style-name="gr22" draw:text-style-name="P12" draw:layer="layout" svg:x1="11.108cm" svg:y1="24.925cm" svg:x2="11.108cm" svg:y2="24.25cm">
          <text:p/>
        </draw:line>
        <draw:connector draw:style-name="gr24" draw:text-style-name="P4" draw:layer="layout" svg:x1="7.734cm" svg:y1="4.72cm" svg:x2="9.363cm" svg:y2="3.532cm" draw:start-shape="id1" draw:start-glue-point="0" draw:end-shape="id2" draw:end-glue-point="3" svg:d="M7734 4720v-1188h1629" svg:viewBox="0 0 1630 1189">
          <text:p/>
        </draw:connector>
        <draw:custom-shape draw:style-name="gr25" draw:text-style-name="P14" xml:id="id2" draw:id="id2" draw:layer="layout" svg:width="4.46cm" svg:height="0.797cm" svg:x="9.363cm" svg:y="3.134cm"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connector draw:style-name="gr24" draw:text-style-name="P15" draw:layer="layout" draw:line-skew="0.028cm" svg:x1="1.717cm" svg:y1="26.285cm" svg:x2="2.631cm" svg:y2="24.352cm" svg:d="M1717 26285v-938h914v-995" svg:viewBox="0 0 915 1934">
          <text:p/>
        </draw:connector>
        <draw:line draw:style-name="gr26" draw:text-style-name="P12" draw:layer="layout" svg:x1="8.786cm" svg:y1="24.249cm" svg:x2="8.783cm" svg:y2="24.998cm">
          <text:p/>
        </draw:line>
        <draw:line draw:style-name="gr26" draw:text-style-name="P12" draw:layer="layout" svg:x1="9.643cm" svg:y1="24.233cm" svg:x2="9.64cm" svg:y2="24.966cm">
          <text:p/>
        </draw:line>
        <draw:line draw:style-name="gr26" draw:text-style-name="P9" draw:layer="layout" svg:x1="15.324cm" svg:y1="8.063cm" svg:x2="15.313cm" svg:y2="9.156cm">
          <text:p/>
        </draw:line>
        <draw:frame draw:style-name="gr23" draw:text-style-name="P13" draw:layer="layout" svg:width="1.979cm" svg:height="1.039cm" svg:x="5.829cm" svg:y="25.092cm">
          <draw:text-box>
            <text:p text:style-name="P1">Analogue</text:p>
            <text:p text:style-name="P1">Signals</text:p>
          </draw:text-box>
        </draw:frame>
        <draw:frame draw:style-name="gr23" draw:text-style-name="P13" draw:layer="layout" svg:width="1.649cm" svg:height="1.039cm" svg:x="8.458cm" svg:y="25.179cm">
          <draw:text-box>
            <text:p text:style-name="P1">Control</text:p>
            <text:p text:style-name="P1">Signals</text:p>
          </draw:text-box>
        </draw:frame>
        <draw:connector draw:style-name="gr24" draw:text-style-name="P4" draw:layer="layout" svg:x1="15.267cm" svg:y1="5.143cm" svg:x2="13.823cm" svg:y2="3.532cm" draw:start-shape="id3" draw:start-glue-point="0" draw:end-shape="id2" draw:end-glue-point="1" svg:d="M15267 5143v-1611h-1444" svg:viewBox="0 0 1445 1612">
          <text:p/>
        </draw:connector>
        <draw:connector draw:style-name="gr24" draw:text-style-name="P4" draw:layer="layout" draw:line-skew="-0.422cm" svg:x1="11.593cm" svg:y1="3.134cm" svg:x2="18.707cm" svg:y2="1.788cm" draw:start-shape="id2" draw:start-glue-point="0" svg:d="M11593 3134v-1346h7114" svg:viewBox="0 0 7115 1347">
          <text:p/>
        </draw:connector>
        <draw:g>
          <dr3d:scene draw:style-name="gr16" svg:width="1.172cm" svg:height="2.365cm" svg:x="10.839cm" svg:y="9.134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17" draw:layer="layout" svg:viewBox="0 -5000 2500 10000" svg:d="M0-5000h250 250 500 500 500 250 250v10000h-250-250-500-500-500-250-250z"/>
          </dr3d:scene>
          <dr3d:scene draw:style-name="gr16" svg:width="1.171cm" svg:height="2.364cm" svg:x="9.204cm" svg:y="9.114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17" draw:layer="layout" svg:viewBox="0 -5000 2500 10000" svg:d="M0-5000h250 250 500 500 500 250 250v10000h-250-250-500-500-500-250-250z"/>
          </dr3d:scene>
          <dr3d:scene draw:style-name="gr16" svg:width="1.172cm" svg:height="2.364cm" svg:x="5.308cm" svg:y="9.159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17" draw:layer="layout" svg:viewBox="0 -5000 2500 10000" svg:d="M0-5000h250 250 500 500 500 250 250v10000h-250-250-500-500-500-250-250z"/>
          </dr3d:scene>
          <dr3d:scene draw:style-name="gr16" svg:width="1.171cm" svg:height="2.364cm" svg:x="3.672cm" svg:y="9.069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17" draw:layer="layout" svg:viewBox="0 -5000 2500 10000" svg:d="M0-5000h250 250 500 500 500 250 250v10000h-250-250-500-500-500-250-250z"/>
          </dr3d:scene>
          <dr3d:scene draw:style-name="gr16" svg:width="1.172cm" svg:height="2.365cm" svg:x="2.036cm" svg:y="9.023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17" draw:layer="layout" svg:viewBox="0 -5000 2500 10000" svg:d="M0-5000h250 250 500 500 500 250 250v10000h-250-250-500-500-500-250-250z"/>
          </dr3d:scene>
          <draw:custom-shape draw:style-name="gr18" draw:text-style-name="P2" draw:layer="layout" svg:width="2.818cm" svg:height="0.211cm" draw:transform="skewX (-0.00471238898038469) rotate (1.57254165604689) translate (6.864cm 11.765cm)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2.818cm" svg:height="0.211cm" draw:transform="skewX (-0.00471238898038469) rotate (1.57254165604689) translate (7.602cm 11.78cm)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2.818cm" svg:height="0.21cm" draw:transform="skewX (-0.00471238898038469) rotate (1.57254165604689) translate (8.447cm 11.765cm)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0.392cm" svg:height="0.211cm" draw:transform="rotate (1.57254165604689) translate (2.475cm 11.765cm)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0.348cm" svg:height="0.212cm" draw:transform="skewX (0.00471238898038469) rotate (1.57254165604689) translate (4.159cm 11.757cm)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9" draw:text-style-name="P2" draw:layer="layout" svg:width="0.255cm" svg:height="0.211cm" draw:transform="rotate (1.57254165604689) translate (5.812cm 11.765cm)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0.31cm" svg:height="0.211cm" draw:transform="rotate (1.57254165604689) translate (9.691cm 11.773cm)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0.279cm" svg:height="0.211cm" draw:transform="skewX (0.00471238898038469) rotate (1.57254165604689) translate (11.352cm 11.765cm)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6" xml:id="id3" draw:id="id3" draw:layer="layout" svg:width="2.806cm" svg:height="2.911cm" svg:x="13.864cm" svg:y="5.143cm">
          <text:p text:style-name="P4"><text:span text:style-name="T1">See Gate</text:span></text:p>
          <text:p text:style-name="P4"><text:span text:style-name="T1">Valve</text:span><text:span text:style-name="T1"><text:line-break/></text:span><text:span text:style-name="T1">Electronics</text:span></text:p>
          <text:p text:style-name="P4"><text:span text:style-name="T1">Detail Below</text:span></text:p>
          <draw:enhanced-geometry svg:viewBox="0 0 21600 21600" draw:type="rectangle" draw:enhanced-path="M 0 0 L 21600 0 21600 21600 0 21600 0 0 Z N"/>
        </draw:custom-shape>
        <draw:line draw:style-name="gr21" draw:text-style-name="P9" draw:layer="layout" svg:x1="15.149cm" svg:y1="9.144cm" svg:x2="15.149cm" svg:y2="8.063cm">
          <text:p/>
        </draw:line>
        <draw:custom-shape draw:style-name="gr28" draw:text-style-name="P1" draw:layer="layout" svg:width="2.943cm" svg:height="1.614cm" svg:x="13.94cm" svg:y="14.148cm">
          <text:p text:style-name="P15"><text:span text:style-name="T2">Pi Ze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7" draw:layer="layout" svg:width="0.585cm" svg:height="0.909cm" svg:x="14.02cm" svg:y="16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12" draw:layer="layout" svg:x1="14.306cm" svg:y1="16.961cm" svg:x2="14.311cm" svg:y2="15.779cm">
          <text:p/>
        </draw:line>
        <draw:custom-shape draw:style-name="gr30" draw:text-style-name="P19" draw:layer="layout" svg:width="2.789cm" svg:height="6.842cm" svg:x="13.974cm" svg:y="19.6cm">
          <text:p text:style-name="P18"><text:span text:style-name="T2"/></text:p>
          <text:p text:style-name="P18"><text:span text:style-name="T2"/></text:p>
          <text:p text:style-name="P18"><text:span text:style-name="T2"/></text:p>
          <text:p text:style-name="P18"><text:span text:style-name="T2"/></text:p>
          <text:p text:style-name="P18"><text:span text:style-name="T2"/></text:p>
          <text:p text:style-name="P18"><text:span text:style-name="T2"/></text:p>
          <text:p text:style-name="P18"><text:span text:style-name="T2"/></text:p>
          <text:p text:style-name="P18"><text:span text:style-name="T2"/></text:p>
          <text:p text:style-name="P18"><text:span text:style-name="T2"/></text:p>
          <text:p text:style-name="P18"><text:span text:style-name="T2"/></text:p>
          <text:p text:style-name="P18"><text:span text:style-name="T2"/></text:p>
          <text:p text:style-name="P18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12" draw:layer="layout" svg:x1="15.185cm" svg:y1="15.772cm" svg:x2="15.182cm" svg:y2="16.981cm">
          <text:p/>
        </draw:line>
        <draw:line draw:style-name="gr26" draw:text-style-name="P12" draw:layer="layout" svg:x1="16.042cm" svg:y1="15.747cm" svg:x2="16.036cm" svg:y2="16.961cm">
          <text:p/>
        </draw:line>
        <draw:custom-shape draw:style-name="gr31" draw:text-style-name="P20" draw:layer="layout" svg:width="1.967cm" svg:height="1.295cm" svg:x="14.894cm" svg:y="16.558cm">
          <text:p text:style-name="P15"><text:span text:style-name="T2">Motor Drive</text:span></text:p>
          <text:p text:style-name="P15"><text:span text:style-name="T2">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1" draw:layer="layout" svg:width="1.662cm" svg:height="0.911cm" svg:x="14.999cm" svg:y="20.538cm">
          <text:p text:style-name="P15"><text:span text:style-name="T2">Actuator</text:span></text:p>
          <text:p text:style-name="P15"><text:span text:style-name="T2">Mo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2" draw:layer="layout" svg:x1="15.246cm" svg:y1="17.888cm" svg:x2="15.25cm" svg:y2="20.559cm">
          <text:p/>
        </draw:line>
        <draw:line draw:style-name="gr33" draw:text-style-name="P12" draw:layer="layout" svg:x1="16.103cm" svg:y1="17.842cm" svg:x2="16.098cm" svg:y2="20.575cm">
          <text:p/>
        </draw:line>
        <draw:line draw:style-name="gr34" draw:text-style-name="P12" draw:layer="layout" svg:x1="15.769cm" svg:y1="24.049cm" svg:x2="15.774cm" svg:y2="21.449cm">
          <text:p/>
        </draw:line>
        <draw:custom-shape draw:style-name="gr35" draw:text-style-name="P22" draw:layer="layout" svg:width="2.383cm" svg:height="1.046cm" svg:x="14.158cm" svg:y="22.154cm">
          <text:p text:style-name="P15"><text:span text:style-name="T2">Potentiom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2" draw:layer="layout" svg:x1="14.38cm" svg:y1="22.162cm" svg:x2="14.354cm" svg:y2="17.824cm">
          <text:p/>
        </draw:line>
        <draw:custom-shape draw:style-name="gr36" draw:text-style-name="P24" draw:layer="layout" svg:width="7.198cm" svg:height="5.478cm" svg:x="12.035cm" svg:y="13.511cm">
          <text:p text:style-name="P23"><text:span text:style-name="T1"/></text:p>
          <text:p text:style-name="P23"><text:span text:style-name="T1"/></text:p>
          <text:p text:style-name="P23"><text:span text:style-name="T1"/></text:p>
          <text:p text:style-name="P23"><text:span text:style-name="T1"/></text:p>
          <text:p text:style-name="P23"><text:span text:style-name="T1"/></text:p>
          <text:p text:style-name="P23"><text:span text:style-name="T1"/></text:p>
          <text:p text:style-name="P23"><text:span text:style-name="T1"/></text:p>
          <text:p text:style-name="P23"><text:span text:style-name="T1"/></text:p>
          <text:p text:style-name="P23"><text:span text:style-name="T1"/></text:p>
          <text:p text:style-name="P23"><text:span text:style-name="T1"/></text:p>
          <text:p text:style-name="P23"><text:span text:style-name="T1"/></text:p>
          <text:p text:style-name="P23"><text:span text:style-name="T1">Gate Valve</text:span></text:p>
          <text:p text:style-name="P23"><text:span text:style-name="T1">Electronics Det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6" draw:layer="layout" svg:width="0.502cm" svg:height="0.867cm" svg:x="6.707cm" svg:y="8.08cm"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frame draw:style-name="gr23" draw:text-style-name="P26" draw:layer="layout" svg:width="2.445cm" svg:height="1.039cm" svg:x="4.326cm" svg:y="7.801cm">
          <draw:text-box>
            <text:p text:style-name="P25"><text:span text:style-name="T1">See Sensor</text:span></text:p>
            <text:p><text:span text:style-name="T1">Detail Below</text:span></text:p>
          </draw:text-box>
        </draw:frame>
        <draw:custom-shape draw:style-name="gr38" draw:text-style-name="P24" draw:layer="layout" svg:width="6.885cm" svg:height="4.999cm" svg:x="2.739cm" svg:y="15.958cm">
          <text:p text:style-name="P23"><text:span text:style-name="T1"/></text:p>
          <text:p text:style-name="P23"><text:span text:style-name="T1"/></text:p>
          <text:p text:style-name="P23"><text:span text:style-name="T1"/></text:p>
          <text:p text:style-name="P23"><text:span text:style-name="T1"/></text:p>
          <text:p text:style-name="P23"><text:span text:style-name="T1"/></text:p>
          <text:p text:style-name="P23"><text:span text:style-name="T1"/></text:p>
          <text:p text:style-name="P23"><text:span text:style-name="T1"/></text:p>
          <text:p text:style-name="P23"><text:span text:style-name="T1"/></text:p>
          <text:p text:style-name="P23"><text:span text:style-name="T1"/></text:p>
          <text:p text:style-name="P23"><text:span text:style-name="T1"/></text:p>
          <text:p text:style-name="P23"><text:span text:style-name="T1"/></text:p>
          <text:p text:style-name="P23"><text:span text:style-name="T1">Sensor Detail</text:span></text:p>
          <draw:enhanced-geometry svg:viewBox="0 0 21600 21600" draw:type="rectangle" draw:enhanced-path="M 0 0 L 21600 0 21600 21600 0 21600 0 0 Z N"/>
        </draw:custom-shape>
        <draw:custom-shape draw:style-name="gr39" draw:text-style-name="P27" xml:id="id4" draw:id="id4" draw:layer="layout" svg:width="1.591cm" svg:height="2.883cm" svg:x="3.392cm" svg:y="17.774cm">
          <text:p text:style-name="P1"><text:span text:style-name="T1">Magnetic</text:span></text:p>
          <text:p text:style-name="P1"><text:span text:style-name="T1">Probe</text:span></text:p>
          <draw:enhanced-geometry svg:viewBox="0 0 21600 21600" draw:type="rectangle" draw:enhanced-path="M 0 0 L 21600 0 21600 21600 0 21600 0 0 Z N"/>
        </draw:custom-shape>
        <draw:custom-shape draw:style-name="gr40" draw:text-style-name="P1" xml:id="id5" draw:id="id5" draw:layer="layout" svg:width="3.152cm" svg:height="1.441cm" svg:x="5.9cm" svg:y="16.333cm">
          <text:p text:style-name="P4"><text:span text:style-name="T1">Levels to</text:span></text:p>
          <text:p text:style-name="P4"><text:span text:style-name="T1">Voltage Converter</text:span></text:p>
          <draw:enhanced-geometry svg:viewBox="0 0 21600 21600" draw:type="rectangle" draw:enhanced-path="M 0 0 L 21600 0 21600 21600 0 21600 0 0 Z N"/>
        </draw:custom-shape>
        <draw:connector draw:style-name="gr41" draw:text-style-name="P4" draw:layer="layout" svg:x1="4.187cm" svg:y1="17.774cm" svg:x2="5.9cm" svg:y2="17.053cm" draw:start-shape="id4" draw:start-glue-point="0" draw:end-shape="id5" draw:end-glue-point="3" svg:d="M4187 17774v-721h1713" svg:viewBox="0 0 1714 722">
          <text:p/>
        </draw:connector>
        <draw:line draw:style-name="gr21" draw:text-style-name="P12" draw:layer="layout" svg:x1="7.489cm" svg:y1="16.319cm" svg:x2="7.491cm" svg:y2="14.096cm">
          <text:p/>
        </draw:line>
        <draw:frame draw:style-name="gr23" draw:text-style-name="P11" draw:layer="layout" svg:width="3.165cm" svg:height="0.645cm" svg:x="16.786cm" svg:y="2.068cm">
          <draw:text-box>
            <text:p text:style-name="P10"><text:span text:style-name="T1">To rest of system</text:span></text:p>
          </draw:text-box>
        </draw:frame>
        <draw:custom-shape draw:style-name="gr42" draw:text-style-name="P16" draw:layer="layout" svg:width="0.559cm" svg:height="0.867cm" svg:x="7.441cm" svg:y="8.06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0.502cm" svg:height="0.867cm" svg:x="8.251cm" svg:y="8.05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206cm" svg:height="1.149cm" svg:x="15.152cm" svg:y="23.981cm">
          <text:p text:style-name="P4"><text:span text:style-name="T1">Val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2" draw:layer="layout" svg:x1="4.081cm" svg:y1="24.15cm" svg:x2="4.085cm" svg:y2="24.999cm">
          <text:p/>
        </draw:line>
        <draw:line draw:style-name="gr33" draw:text-style-name="P12" draw:layer="layout" svg:x1="4.938cm" svg:y1="24.135cm" svg:x2="4.933cm" svg:y2="25.004cm">
          <text:p/>
        </draw:line>
        <draw:frame draw:style-name="gr23" draw:text-style-name="P13" draw:layer="layout" svg:width="2.318cm" svg:height="1.039cm" svg:x="3.571cm" svg:y="25.188cm">
          <draw:text-box>
            <text:p text:style-name="P1">Motor Drive</text:p>
            <text:p text:style-name="P1">Signals</text:p>
          </draw:text-box>
        </draw:frame>
        <draw:frame draw:style-name="gr23" draw:text-style-name="P11" draw:layer="layout" svg:width="5.218cm" svg:height="0.645cm" svg:x="4.849cm" svg:y="13.4cm">
          <draw:text-box>
            <text:p text:style-name="P10">Each Level = 0 <text:s/>+ ( 5/Level ) V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8-10-16T14:00:09.903540959</meta:creation-date>
    <meta:generator>LibreOffice/6.0.6.2$Linux_X86_64 LibreOffice_project/00m0$Build-2</meta:generator>
    <dc:date>2018-10-16T16:31:16.891609707</dc:date>
    <dc:creator>Terry Coles</dc:creator>
    <meta:editing-duration>PT21M47S</meta:editing-duration>
    <meta:editing-cycles>3</meta:editing-cycles>
    <meta:document-statistic meta:object-count="109"/>
  </office:meta>
</office:document-meta>
</file>